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cff" officeooo:paragraph-rsid="00135025"/>
    </style:style>
    <style:style style:name="P2" style:family="paragraph" style:parent-style-name="Standard">
      <style:text-properties officeooo:rsid="00135025" officeooo:paragraph-rsid="00135025"/>
    </style:style>
    <style:style style:name="P3" style:family="paragraph" style:parent-style-name="Standard">
      <style:text-properties fo:font-weight="normal" officeooo:rsid="00135025" officeooo:paragraph-rsid="00135025" style:font-weight-asian="normal" style:font-weight-complex="normal"/>
    </style:style>
    <style:style style:name="P4" style:family="paragraph" style:parent-style-name="Standard">
      <style:text-properties officeooo:rsid="0014eb24" officeooo:paragraph-rsid="0014eb24"/>
    </style:style>
    <style:style style:name="P5" style:family="paragraph" style:parent-style-name="Standard">
      <style:text-properties officeooo:rsid="0015a30d" officeooo:paragraph-rsid="0015a30d"/>
    </style:style>
    <style:style style:name="P6" style:family="paragraph" style:parent-style-name="Standard">
      <style:text-properties officeooo:rsid="0015d5ce" officeooo:paragraph-rsid="0015d5ce"/>
    </style:style>
    <style:style style:name="P7" style:family="paragraph" style:parent-style-name="Standard">
      <style:text-properties fo:color="#c9211e" style:font-name="Monospace" fo:font-size="10pt" officeooo:rsid="00135025" officeooo:paragraph-rsid="00135025" style:font-size-asian="10pt"/>
    </style:style>
    <style:style style:name="P8" style:family="paragraph" style:parent-style-name="Standard">
      <style:text-properties fo:color="#c9211e" style:font-name="Monospace" fo:font-size="10pt" officeooo:rsid="0014eb24" officeooo:paragraph-rsid="0014eb24" style:font-size-asian="10pt"/>
    </style:style>
    <style:style style:name="P9" style:family="paragraph" style:parent-style-name="Standard"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10" style:family="paragraph" style:parent-style-name="Standard">
      <style:text-properties style:font-name="Monospace" fo:font-size="10pt" style:font-size-asian="10pt"/>
    </style:style>
    <style:style style:name="P11" style:family="paragraph" style:parent-style-name="Standard">
      <style:paragraph-properties style:writing-mode="lr-tb"/>
      <style:text-properties fo:font-weight="normal" officeooo:rsid="00135025" officeooo:paragraph-rsid="00135025" style:font-weight-asian="normal" style:font-weight-complex="normal"/>
    </style:style>
    <style:style style:name="P12" style:family="paragraph" style:parent-style-name="Standard">
      <style:paragraph-properties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13" style:family="paragraph" style:parent-style-name="Standard">
      <style:paragraph-properties style:writing-mode="lr-tb"/>
      <style:text-properties officeooo:rsid="0014eb24" officeooo:paragraph-rsid="0014eb24"/>
    </style:style>
    <style:style style:name="P14" style:family="paragraph" style:parent-style-name="Standard">
      <style:paragraph-properties style:writing-mode="lr-tb"/>
      <style:text-properties officeooo:paragraph-rsid="00163c51"/>
    </style:style>
    <style:style style:name="P15" style:family="paragraph" style:parent-style-name="Standard">
      <style:paragraph-properties style:writing-mode="lr-tb"/>
      <style:text-properties officeooo:rsid="00163c51" officeooo:paragraph-rsid="00163c51"/>
    </style:style>
    <style:style style:name="P16" style:family="paragraph" style:parent-style-name="Standard">
      <style:paragraph-properties style:writing-mode="lr-tb"/>
      <style:text-properties officeooo:rsid="0017655d" officeooo:paragraph-rsid="0017655d"/>
    </style:style>
    <style:style style:name="P17" style:family="paragraph" style:parent-style-name="Standard">
      <style:paragraph-properties style:writing-mode="lr-tb"/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18" style:family="paragraph" style:parent-style-name="Standard">
      <style:paragraph-properties style:writing-mode="lr-tb"/>
      <style:text-properties fo:color="#e6e6fa" style:font-name="Monospace" fo:font-size="10pt" officeooo:rsid="0017655d" officeooo:paragraph-rsid="0017655d" fo:background-color="#373737" style:font-size-asian="10pt"/>
    </style:style>
    <style:style style:name="P19" style:family="paragraph" style:parent-style-name="Standard">
      <style:paragraph-properties style:writing-mode="lr-tb"/>
      <style:text-properties officeooo:rsid="0017d746" officeooo:paragraph-rsid="0017d746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style:font-name="Monospace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9e8f7" style:font-name="Monospace" fo:font-size="10pt" style:font-size-asian="10pt"/>
    </style:style>
    <style:style style:name="P24" style:family="paragraph" style:parent-style-name="Standard" style:master-page-name="">
      <style:paragraph-properties style:page-number="auto" fo:break-before="auto" fo:break-after="auto"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rsid="0015a30d" officeooo:paragraph-rsid="0015a30d"/>
    </style:style>
    <style:style style:name="P26" style:family="paragraph" style:parent-style-name="Header">
      <style:text-properties officeooo:rsid="0018f90e" officeooo:paragraph-rsid="0018f90e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style:font-name="Monospace" fo:font-size="10pt" style:font-size-asian="10pt"/>
    </style:style>
    <style:style style:name="P28" style:family="paragraph" style:parent-style-name="Standard">
      <style:paragraph-properties style:writing-mode="lr-tb"/>
      <style:text-properties fo:color="#e6e6fa" style:font-name="Monospace" fo:font-size="10pt" officeooo:rsid="0017d746" officeooo:paragraph-rsid="0017d746" fo:background-color="#373737" style:font-size-asian="10pt"/>
    </style:style>
    <style:style style:name="P29" style:family="paragraph" style:parent-style-name="Standard">
      <style:text-properties officeooo:rsid="00130cff" officeooo:paragraph-rsid="00135025"/>
    </style:style>
    <style:style style:name="T1" style:family="text">
      <style:text-properties fo:font-weight="bold" officeooo:rsid="00163c51" style:font-weight-asian="bold" style:font-weight-complex="bold"/>
    </style:style>
    <style:style style:name="T2" style:family="text">
      <style:text-properties fo:color="#d9e8f7" style:font-name="Monospace" fo:font-size="10pt" fo:background-color="#373737" loext:char-shading-value="0" style:font-size-asian="10pt"/>
    </style:style>
    <style:style style:name="T3" style:family="text">
      <style:text-properties fo:color="#d9e8f7" style:font-name="Monospace" fo:font-size="10pt" officeooo:rsid="0014eb24" fo:background-color="#373737" loext:char-shading-value="0" style:font-size-asian="10pt"/>
    </style:style>
    <style:style style:name="T4" style:family="text">
      <style:text-properties fo:color="#d9e8f7" style:font-name="Monospace" fo:font-size="10pt" officeooo:rsid="00163c51" fo:background-color="#373737" loext:char-shading-value="0" style:font-size-asian="10pt"/>
    </style:style>
    <style:style style:name="T5" style:family="text">
      <style:text-properties fo:color="#d9e8f7" style:font-name="Monospace" fo:font-size="10pt" fo:font-weight="bold" fo:background-color="#373737" loext:char-shading-value="0" style:font-size-asian="10pt" style:font-weight-asian="bold" style:font-weight-complex="bold"/>
    </style:style>
    <style:style style:name="T6" style:family="text">
      <style:text-properties fo:color="#d9e8f7" style:font-name="Monospace" fo:font-size="10pt" style:font-size-asian="10pt"/>
    </style:style>
    <style:style style:name="T7" style:family="text">
      <style:text-properties fo:color="#e6e6fa" style:font-name="Monospace" fo:font-size="10pt" fo:background-color="#373737" loext:char-shading-value="0" style:font-size-asian="10pt"/>
    </style:style>
    <style:style style:name="T8" style:family="text">
      <style:text-properties fo:color="#e6e6fa" style:font-name="Monospace" fo:font-size="10pt" officeooo:rsid="00163c51" fo:background-color="#373737" loext:char-shading-value="0" style:font-size-asian="10pt"/>
    </style:style>
    <style:style style:name="T9" style:family="text">
      <style:text-properties fo:font-weight="normal" officeooo:rsid="00135025" style:font-weight-asian="normal" style:font-weight-complex="normal"/>
    </style:style>
    <style:style style:name="T10" style:family="text">
      <style:text-properties fo:color="#cc6c1d" style:font-name="Monospace" fo:font-size="10pt" style:font-size-asian="10pt"/>
    </style:style>
    <style:style style:name="T11" style:family="text">
      <style:text-properties fo:color="#cc6c1d" style:font-name="Monospace" fo:font-size="10pt" fo:background-color="#373737" loext:char-shading-value="0" style:font-size-asian="10pt"/>
    </style:style>
    <style:style style:name="T12" style:family="text">
      <style:text-properties fo:color="#1290c3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1290c3" style:font-name="Monospace" fo:font-size="10pt" style:font-size-asian="10pt"/>
    </style:style>
    <style:style style:name="T14" style:family="text">
      <style:text-properties fo:color="#f9faf4" style:font-name="Monospace" fo:font-size="10pt" style:font-size-asian="10pt"/>
    </style:style>
    <style:style style:name="T15" style:family="text">
      <style:text-properties fo:color="#808080" style:font-name="Monospace" fo:font-size="10pt" style:font-size-asian="10pt"/>
    </style:style>
    <style:style style:name="T16" style:family="text">
      <style:text-properties fo:color="#1eb540" style:font-name="Monospace" fo:font-size="10pt" style:font-size-asian="10pt"/>
    </style:style>
    <style:style style:name="T17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a7ec21" style:font-name="Monospace" fo:font-size="10pt" style:font-size-asian="10pt"/>
    </style:style>
    <style:style style:name="T19" style:family="text">
      <style:text-properties fo:color="#c9211e" style:font-name="Monospace" fo:font-size="10pt" style:font-size-asian="10pt"/>
    </style:style>
    <style:style style:name="T20" style:family="text">
      <style:text-properties officeooo:rsid="0015a30d"/>
    </style:style>
    <style:style style:name="T21" style:family="text">
      <style:text-properties fo:color="#cdf668" style:font-name="Monospace" fo:font-size="10pt" style:font-size-asian="10pt"/>
    </style:style>
    <style:style style:name="T22" style:family="text">
      <style:text-properties fo:color="#cdf668" style:font-name="Monospace" fo:font-size="10pt" fo:font-weight="bold" style:font-size-asian="10pt" style:font-weight-asian="bold" style:font-weight-complex="bold"/>
    </style:style>
    <style:style style:name="T23" style:family="text">
      <style:text-properties fo:color="#17c6a3" style:font-name="Monospace" fo:font-size="10pt" style:font-size-asian="10pt"/>
    </style:style>
    <style:style style:name="T24" style:family="text">
      <style:text-properties fo:color="#6897bb" style:font-name="Monospace" fo:font-size="10pt" style:font-size-asian="10pt"/>
    </style:style>
    <style:style style:name="T25" style:family="text">
      <style:text-properties officeooo:rsid="00163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Para crear marco primero tengo que <text:span text:style-name="T9">importar</text:span> el paquete <text:span text:style-name="T5">javax</text:span><text:span text:style-name="T7">.</text:span><text:span text:style-name="T2">swing</text:span><text:span text:style-name="T7">.</text:span><text:span text:style-name="T2">Jframe</text:span><text:span text:style-name="T7">;</text:span></text:p>
      <text:p text:style-name="P4">Los marco, también conocidos como framer son los que visualizamos cuando estamos utilizando los programas, son esta llamadas ventanas. <text:span text:style-name="T20">Un marco tiene propiedades, como un nombre, unas dimensiones etc. </text:span></text:p>
      <text:p text:style-name="P4"/>
      <text:p text:style-name="P5">ejemplo de estas son:</text:p>
      <text:p text:style-name="P2"><text:span text:style-name="T22">setTitle</text:span><text:span text:style-name="T19">(</text:span><text:span text:style-name="T23">"Prueba Accion"</text:span><text:span text:style-name="T19">);</text:span></text:p>
      <text:p text:style-name="P2"><text:span text:style-name="T6"><text:tab/><text:tab/></text:span><text:span text:style-name="T21">setBounds</text:span><text:span text:style-name="T19">(</text:span><text:span text:style-name="T24">600</text:span><text:span text:style-name="T19">,</text:span><text:span text:style-name="T6"> </text:span><text:span text:style-name="T24">350</text:span><text:span text:style-name="T19">,</text:span><text:span text:style-name="T6"> </text:span><text:span text:style-name="T24">600</text:span><text:span text:style-name="T19">,</text:span><text:span text:style-name="T6"> </text:span><text:span text:style-name="T24">300</text:span><text:span text:style-name="T19">);</text:span></text:p>
      <text:p text:style-name="P7"/>
      <text:p text:style-name="P5">los marcos son los que contienen a la lamina, que a su vez contienen las laminas contiene los botones.</text:p>
      <text:p text:style-name="P5"/>
      <text:p text:style-name="P5">Dentro de una jerarquía, esto quedaría así:</text:p>
      <text:p text:style-name="P6">marcos</text:p>
      <text:p text:style-name="P6"><text:tab/>laminas</text:p>
      <text:p text:style-name="P6"><text:tab/><text:tab/>botones</text:p>
      <text:p text:style-name="P25"/>
      <text:p text:style-name="P25"/>
      <text:p text:style-name="P25"/>
      <text:p text:style-name="P25"/>
      <text:p text:style-name="P3">Para crear laminas tengo que importar el paquete <text:span text:style-name="T2">javax</text:span><text:span text:style-name="T7">.</text:span><text:span text:style-name="T2">swing</text:span><text:span text:style-name="T7">.</text:span><text:span text:style-name="T2">J</text:span><text:span text:style-name="T3">P</text:span><text:span text:style-name="T2">anel</text:span><text:span text:style-name="T7">; </text:span></text:p>
      <text:p text:style-name="P4">una vez que se crea la lamina podemos crear los botones dentro de la propia lamina.</text:p>
      <text:p text:style-name="P4"/>
      <text:p text:style-name="P4">Ejemplo de como crear una lamina:</text:p>
      <text:p text:style-name="P4"/>
      <text:p text:style-name="P4"><text:span text:style-name="T10">class</text:span><text:span text:style-name="T6"> </text:span><text:span text:style-name="T12">PanelAccion</text:span><text:span text:style-name="T6"> </text:span><text:span text:style-name="T10">extends</text:span><text:span text:style-name="T6"> </text:span><text:span text:style-name="T13">JPanel</text:span><text:span text:style-name="T6"> </text:span><text:span text:style-name="T19">{</text:span><text:span text:style-name="T15">//ESTO ES PARA LA LAMINA </text:span></text:p>
      <text:p text:style-name="P21"/>
      <text:p text:style-name="P22"><text:tab/></text:p>
      <text:p text:style-name="P22"><text:tab/><text:tab/></text:p>
      <text:p text:style-name="P22"><text:tab/></text:p>
      <text:p text:style-name="P8">}</text:p>
      <text:p text:style-name="P9"/>
      <text:p text:style-name="P4"/>
      <text:p text:style-name="P11">Para crear botones, tengo que importar el paquete <text:span text:style-name="T2">javax</text:span><text:span text:style-name="T7">.</text:span><text:span text:style-name="T2">swing</text:span><text:span text:style-name="T7">.</text:span><text:span text:style-name="T2">JButton</text:span><text:span text:style-name="T7">;</text:span></text:p>
      <text:p text:style-name="P17"/>
      <text:p text:style-name="P17"/>
      <text:p text:style-name="P17"/>
      <text:p text:style-name="P13">antes de crear los botones, primero debe de existir un marco, luego un lamina y dentro de la lamina estarán los botones.</text:p>
      <text:p text:style-name="P13"/>
      <text:p text:style-name="P13">Ejemplo de una lamina <text:s/>con botones:</text:p>
      <text:p text:style-name="P13"/>
      <text:p text:style-name="P13"><text:span text:style-name="T10">class</text:span><text:span text:style-name="T6"> </text:span><text:span text:style-name="T12">PanelAccion</text:span><text:span text:style-name="T6"> </text:span><text:span text:style-name="T10">extends</text:span><text:span text:style-name="T6"> </text:span><text:span text:style-name="T13">JPanel</text:span><text:span text:style-name="T19"> {</text:span><text:span text:style-name="T15">//ESTO ES PARA LA LAMINA </text:span></text:p>
      <text:p text:style-name="P21"/>
      <text:p text:style-name="P20"><text:span text:style-name="T6"><text:tab/></text:span><text:span text:style-name="T10">public</text:span><text:span text:style-name="T6"> </text:span><text:span text:style-name="T16">PanelAccion</text:span><text:span text:style-name="T19">() {</text:span></text:p>
      <text:p text:style-name="P20"><text:span text:style-name="T6"><text:tab/><text:tab/></text:span><text:span text:style-name="T13">JButton</text:span><text:span text:style-name="T6"> </text:span><text:span text:style-name="T17">botonAmarrillo</text:span><text:span text:style-name="T6"> </text:span><text:span text:style-name="T19">=</text:span><text:span text:style-name="T6"> </text:span><text:span text:style-name="T10">new</text:span><text:span text:style-name="T6"> </text:span><text:span text:style-name="T18">JButton</text:span><text:span text:style-name="T14">()</text:span><text:span text:style-name="T19">; </text:span><text:span text:style-name="T15">//<text:tab/>CREANDO BOTONES DENTRO DE LA LAMINA</text:span></text:p>
      <text:p text:style-name="P23"><text:tab/><text:tab/></text:p>
      <text:p text:style-name="P22"><text:tab/>}</text:p>
      <text:p text:style-name="P10">}</text:p>
      <text:p text:style-name="P12"/>
      <text:p text:style-name="P24"/>
      <text:p text:style-name="P12"><text:soft-page-break/></text:p>
      <text:p text:style-name="P12"/>
      <text:p text:style-name="P14"><text:span text:style-name="T25">si voy a trabajar con </text:span><text:span text:style-name="T1">eventos</text:span><text:span text:style-name="T25"> debo de importar el paquete </text:span><text:span text:style-name="T4"><text:s/>java</text:span><text:span text:style-name="T8">.</text:span><text:span text:style-name="T4">awt</text:span><text:span text:style-name="T8">.</text:span><text:span text:style-name="T4">event</text:span><text:span text:style-name="T8">.</text:span><text:span text:style-name="T4">ActionEvent</text:span><text:span text:style-name="T8">;</text:span></text:p>
      <text:p text:style-name="P15"/>
      <text:p text:style-name="P15"/>
      <text:p text:style-name="P15"/>
      <text:p text:style-name="P15"/>
      <text:p text:style-name="P15"/>
      <text:p text:style-name="P16">Para trabajar con icono debo de importar el siguiente paquete <text:span text:style-name="T11">import</text:span><text:span text:style-name="T2"> javax</text:span><text:span text:style-name="T7">.</text:span><text:span text:style-name="T2">swing</text:span><text:span text:style-name="T7">.</text:span><text:span text:style-name="T2">Icon</text:span><text:span text:style-name="T7">;</text:span></text:p>
      <text:p text:style-name="P18"/>
      <text:p text:style-name="P18"/>
      <text:p text:style-name="P16">para trabajar con colores debo de importar el siguiente paquete <text:span text:style-name="T11">import</text:span><text:span text:style-name="T2"> java</text:span><text:span text:style-name="T7">.</text:span><text:span text:style-name="T2">awt</text:span><text:span text:style-name="T7">.</text:span><text:span text:style-name="T2">Color</text:span><text:span text:style-name="T7">;</text:span></text:p>
      <text:p text:style-name="P18"/>
      <text:p text:style-name="P18"/>
      <text:p text:style-name="P19">para trabajar con imagen como iconos es necesario importar el paquete <text:span text:style-name="T11">import</text:span><text:span text:style-name="T2"> javax</text:span><text:span text:style-name="T7">.</text:span><text:span text:style-name="T2">swing</text:span><text:span text:style-name="T7">.</text:span><text:span text:style-name="T2">ImageIcon</text:span><text:span text:style-name="T7">;</text:span></text:p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f90e" officeooo:paragraph-rsid="0018f90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on Java Paquete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0:02:00.014801434</meta:creation-date>
    <dc:date>2021-02-08T22:25:49.039413649</dc:date>
    <meta:editing-duration>PT8H30M4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234" meta:character-count="1547" meta:non-whitespace-character-count="1319"/>
  </office:meta>
</office:document-meta>
</file>